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</style:style>
    <style:style style:name="T353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1338825597R</text:p>
        </text:list-item>
        <text:list-item>
          <text:p text:style-name="P307">BR245364111208L</text:p>
        </text:list-item>
        <text:list-item>
          <text:p text:style-name="P308">BR245679621609W</text:p>
        </text:list-item>
        <text:list-item>
          <text:p text:style-name="P309">BR244779510435P</text:p>
        </text:list-item>
        <text:list-item>
          <text:p text:style-name="P310">BR241794371392I</text:p>
        </text:list-item>
        <text:list-item>
          <text:p text:style-name="P311">BR246053907759D</text:p>
        </text:list-item>
        <text:list-item>
          <text:p text:style-name="P312">BR245931772245K</text:p>
        </text:list-item>
        <text:list-item>
          <text:p text:style-name="P313">BR248373070832H</text:p>
        </text:list-item>
        <text:list-item>
          <text:p text:style-name="P314">BR240057495060N</text:p>
        </text:list-item>
        <text:list-item>
          <text:p text:style-name="P315">BR248412663295E</text:p>
        </text:list-item>
        <text:list-item>
          <text:p text:style-name="P316">BR240996820209G</text:p>
        </text:list-item>
        <text:list-item>
          <text:p text:style-name="P317">BR242208201406Y</text:p>
        </text:list-item>
        <text:list-item>
          <text:p text:style-name="P318">BR245906486440O</text:p>
        </text:list-item>
        <text:list-item>
          <text:p text:style-name="P319">BR242539951966O</text:p>
        </text:list-item>
        <text:list-item>
          <text:p text:style-name="P320">BR248011188509D</text:p>
        </text:list-item>
        <text:list-item>
          <text:p text:style-name="P321">BR244414184933G</text:p>
        </text:list-item>
        <text:list-item>
          <text:p text:style-name="P322">BR243979576625J</text:p>
        </text:list-item>
        <text:list-item>
          <text:p text:style-name="P323">BR249677327167Q</text:p>
        </text:list-item>
        <text:list-item>
          <text:p text:style-name="P324">BR247309394394K</text:p>
        </text:list-item>
        <text:list-item>
          <text:p text:style-name="P325">BR243284620107G</text:p>
        </text:list-item>
        <text:list-item>
          <text:p text:style-name="P326">BR242335116554A</text:p>
        </text:list-item>
        <text:list-item>
          <text:p text:style-name="P327">BR242435531658J</text:p>
        </text:list-item>
        <text:list-item>
          <text:p text:style-name="P328">BR246095407295W</text:p>
        </text:list-item>
        <text:list-item>
          <text:p text:style-name="P329">BR244086309134S</text:p>
        </text:list-item>
        <text:list-item>
          <text:p text:style-name="P330">BR247445540266M</text:p>
        </text:list-item>
        <text:list-item>
          <text:p text:style-name="P331">BR248481549136W</text:p>
        </text:list-item>
        <text:list-item>
          <text:p text:style-name="P332">BR244139760656D</text:p>
        </text:list-item>
        <text:list-item>
          <text:p text:style-name="P333">BR240816741320S</text:p>
        </text:list-item>
        <text:list-item>
          <text:p text:style-name="P334">BR244000023240V</text:p>
        </text:list-item>
        <text:list-item>
          <text:p text:style-name="P335">BR247432245147A</text:p>
        </text:list-item>
        <text:list-item>
          <text:p text:style-name="P336">BR2456718249185</text:p>
        </text:list-item>
        <text:list-item>
          <text:p text:style-name="P337">BR243620599926S</text:p>
        </text:list-item>
        <text:list-item>
          <text:p text:style-name="P338">BR241216938363I</text:p>
        </text:list-item>
        <text:list-item>
          <text:p text:style-name="P339">BR249654443318V</text:p>
        </text:list-item>
        <text:list-item>
          <text:p text:style-name="P340">BR2497791779018</text:p>
        </text:list-item>
        <text:list-item>
          <text:p text:style-name="P341">BR240993534518J</text:p>
        </text:list-item>
        <text:list-item>
          <text:p text:style-name="P342">BR248696233422Z</text:p>
        </text:list-item>
        <text:list-item>
          <text:p text:style-name="P343">BR244568564657S</text:p>
        </text:list-item>
        <text:list-item>
          <text:p text:style-name="P344">BR245646774253B</text:p>
        </text:list-item>
        <text:list-item>
          <text:p text:style-name="P345">BR241297569118B</text:p>
        </text:list-item>
        <text:list-item>
          <text:p text:style-name="P346">BR246668055436B</text:p>
        </text:list-item>
        <text:list-item>
          <text:p text:style-name="P347">BR244806031878T</text:p>
        </text:list-item>
        <text:list-item>
          <text:p text:style-name="P348">BR249102228790K</text:p>
        </text:list-item>
        <text:list-item>
          <text:p text:style-name="P349">BR2471010013316</text:p>
        </text:list-item>
        <text:list-item>
          <text:p text:style-name="P350">BR242044874040B</text:p>
        </text:list-item>
        <text:list-item>
          <text:p text:style-name="P351">BR249225876573I</text:p>
        </text:list-item>
        <text:list-item>
          <text:p text:style-name="P352"><text:span text:style-name="T353">BR245511416485L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4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n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47<text:s/>Shopee<text:s/>(3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/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15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5T21:24:00Z</meta:creation-date>
    <dc:date>2024-07-15T21:24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17" meta:character-count="751" meta:row-count="5" meta:non-whitespace-character-count="635"/>
  </office:meta>
</office:document-meta>
</file>